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<text:s text:c="14"/>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 office:value-type="string">
            <text:p>19,20,42,43,76,85,101,103,106,117,118,,147,149,152,155,171,173,17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 office:value-type="string">
            <text:p>19-28,34,36,41,42,45,59,73,74,75,76,77,81,82,83,85,87,97100-103,106,108,113,117-119,133,146-150,155,157,167,170-174,176,182-192,197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19,42,43,85,117,118,155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21,22,83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23,34,41,81,187,191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9-14,19-23,37-43,73-77,85,100-105,117,118,146-148,155,170,172,181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 office:value-type="float" office:value="24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 office:value-type="string">
            <text:p>34,36,82,108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25,3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47-55,121-129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7" office:value-type="float" office:value="37112114198">
            <text:p>3711211419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74,75,78,84,147,149,1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78-110,154-17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101, 103, 171, 173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84, 109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84, 109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45, 59, 87, 119, 133, 157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39, 79, 108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29, 30, 201, 202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11/06/2017</text:date>, <text:time>19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11-06T19:49:54.94</dc:date>
    <dc:creator>Andrew Cruz</dc:creator>
    <meta:editing-duration>PT2H12M43S</meta:editing-duration>
    <meta:editing-cycles>10</meta:editing-cycles>
    <meta:generator>OpenOffice/4.1.3$Win32 OpenOffice.org_project/413m1$Build-9783</meta:generator>
    <meta:document-statistic meta:table-count="1" meta:cell-count="119" meta:object-count="0"/>
  </office:meta>
</office:document-meta>
</file>